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left="0.5in" fo:margin-right="0in" fo:text-indent="0in" style:auto-text-indent="false"/>
    </style:style>
    <style:style style:name="P3" style:family="paragraph" style:parent-style-name="Text_20_body" style:list-style-name="L2">
      <style:paragraph-properties fo:margin-left="0.5in" fo:margin-right="0in" fo:text-indent="0in" style:auto-text-indent="false" fo:margin-top="0in" fo:margin-bottom="0in"/>
    </style:style>
    <style:style style:name="P4" style:family="paragraph" style:parent-style-name="Text_20_body" style:list-style-name="L3">
      <style:paragraph-properties fo:margin-left="0.5in" fo:margin-right="0in" fo:text-indent="0in" style:auto-text-indent="false" fo:margin-top="0in" fo:margin-bottom="0in"/>
    </style:style>
    <style:style style:name="P5" style:family="paragraph" style:parent-style-name="Text_20_body" style:list-style-name="L4">
      <style:paragraph-properties fo:margin-left="0.5in" fo:margin-right="0in" fo:text-indent="0in" style:auto-text-indent="false" fo:margin-top="0in" fo:margin-bottom="0in"/>
    </style:style>
    <style:style style:name="P6" style:family="paragraph" style:parent-style-name="Text_20_body" style:list-style-name="L5"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left="0.5in" fo:margin-right="0in" fo:text-indent="0in" style:auto-text-indent="false" fo:margin-top="0in" fo:margin-bottom="0in"/>
    </style:style>
    <style:style style:name="P10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h text:style-name="Heading_20_1" text:outline-level="1"><text:bookmark-start text:name="resume-joost-soeterbroek"/>Resume Joost Soeterbroek<text:bookmark-end text:name="resume-joost-soeterbroek"/></text:h>
      <text:p text:style-name="Horizontal_20_Line"/>
      <text:p text:style-name="P1">Uitgebreide achtergrond in ICT als een UNIX/Linux systeembeheerder, web applicatie ontwikkeling en in verschillende DevOps rollen. Sterk in automatiseren van configuratie management &amp; orchestratie. Red Hat Enterprise Linux Certified Engineer.</text:p>
      <text:p text:style-name="Horizontal_20_Line"/>
      <text:h text:style-name="Heading_20_2" text:outline-level="2"><text:bookmark-start text:name="werkervaring"/>Werkervaring<text:bookmark-end text:name="werkervaring"/></text:h>
      <text:p text:style-name="Definition_20_Term_20_Tight">2018 - 2020</text:p>
      <text:p text:style-name="Definition_20_Definition_20_Tight"><text:span text:style-name="T1">Hartekamp Groep</text:span><text:line-break/><text:span text:style-name="T2">(Leerling-)Begeleider Wonen Gehandicaptenzorg</text:span></text:p>
      <text:p text:style-name="Definition_20_Term_20_Tight">2016 - 2018</text:p>
      <text:p text:style-name="Definition_20_Definition_20_Tight"><text:span text:style-name="T1">Koninklijke Nederlandse Redding Maatschappij</text:span><text:line-break/><text:span text:style-name="T2">Database-, Linux System- and Applicatiebeheerder</text:span></text:p>
      <text:p text:style-name="Definition_20_Term_20_Tight">2014 - 2016</text:p>
      <text:p text:style-name="Definition_20_Definition_20_Tight"><text:span text:style-name="T1">Proxy BV, UNIX Consultancy</text:span><text:line-break/><text:span text:style-name="T2">UNIX/Linux systems consultant @ Nationale Politie</text:span></text:p>
      <text:p text:style-name="Definition_20_Term_20_Tight">2012 - 2014</text:p>
      <text:p text:style-name="Definition_20_Definition_20_Tight"><text:span text:style-name="T1">Proxy BV, UNIX Consultancy</text:span><text:line-break/><text:span text:style-name="T2">UNIX/Linux systems consultant @ Rijkswaterstaat</text:span></text:p>
      <text:p text:style-name="Definition_20_Term_20_Tight">2011 – 2012</text:p>
      <text:p text:style-name="Definition_20_Definition_20_Tight"><text:span text:style-name="T1">ONVZ Zorgverzekeraar</text:span><text:line-break/><text:span text:style-name="T2">Applicatiebeheerder</text:span></text:p>
      <text:p text:style-name="Definition_20_Term_20_Tight">2008 – 2011</text:p>
      <text:p text:style-name="Definition_20_Definition_20_Tight"><text:span text:style-name="T1">ONVZ Zorgverzekeraar</text:span><text:line-break/><text:span text:style-name="T2">Red Hat Linux Systembeheerder</text:span></text:p>
      <text:p text:style-name="Definition_20_Term_20_Tight">2007 – 2008</text:p>
      <text:p text:style-name="Definition_20_Definition_20_Tight"><text:span text:style-name="T1">Schuberg Philis</text:span><text:line-break/><text:span text:style-name="T2">Mission Critical Engineer</text:span></text:p>
      <text:p text:style-name="Definition_20_Term_20_Tight">2005 - 2007</text:p>
      <text:p text:style-name="Definition_20_Definition_20_Tight"><text:span text:style-name="T1">Shell</text:span><text:line-break/><text:span text:style-name="T2">Linux Project Engineer</text:span></text:p>
      <text:p text:style-name="Definition_20_Term_20_Tight">2004 - 2005</text:p>
      <text:p text:style-name="Definition_20_Definition_20_Tight"><text:span text:style-name="T1">Sun Microsystems</text:span><text:line-break/><text:span text:style-name="T2">Desktop Solutions Architect (CNE regio)</text:span></text:p>
      <text:p text:style-name="Definition_20_Term_20_Tight">2001-2004</text:p>
      <text:p text:style-name="Definition_20_Definition_20_Tight"><text:span text:style-name="T1">Sun Microsystems</text:span><text:line-break/><text:span text:style-name="T2">Technical Consultant Professional Services</text:span></text:p>
      <text:p text:style-name="Definition_20_Term_20_Tight">2000-2001</text:p>
      <text:p text:style-name="Definition_20_Definition_20_Tight"><text:span text:style-name="T1">Snow UNIX Consultancy</text:span><text:line-break/><text:span text:style-name="T2">UNIX/Linux Consultant</text:span></text:p>
      <text:p text:style-name="Definition_20_Term_20_Tight">1998-2000</text:p>
      <text:p text:style-name="Definition_20_Definition_20_Tight"><text:span text:style-name="T1">VNU</text:span><text:line-break/><text:span text:style-name="T2">Webmaster</text:span></text:p>
      <text:p text:style-name="Definition_20_Term_20_Tight">1996-1998</text:p>
      <text:p text:style-name="Definition_20_Definition_20_Tight"><text:span text:style-name="T1">Media@vantage</text:span><text:line-break/><text:span text:style-name="T2">HTML programmeur</text:span></text:p>
      <text:p text:style-name="Definition_20_Term_20_Tight">1995-1996</text:p>
      <text:p text:style-name="Definition_20_Definition_20_Tight"><text:span text:style-name="T1">Planet Internet</text:span><text:line-break/><text:span text:style-name="T2">Helpdesk</text:span></text:p>
      <text:h text:style-name="Heading_20_2" text:outline-level="2"><text:bookmark-start text:name="technische-ervaring"/>Technische ervaring<text:bookmark-end text:name="technische-ervaring"/></text:h>
      <text:p text:style-name="Definition_20_Term">CoronaMelder Covid-19 notificatie app</text:p>
      <text:p text:style-name="Definition_20_Definition">Geparticipeerd in de het project van het Ministerie van VWS om de CoronaMelder Covid-19 notificatie app en website te realiseren:</text:p>
      <text:list text:style-name="L1">
        <text:list-item>
          <text:p text:style-name="P2">Covid-19 notificatie iOS app</text:p>
          <text:list text:style-name="L2">
            <text:list-item>
              <text:p text:style-name="P3">CI/CD public build pipeline geconfigureerd met Github Actions</text:p>
            </text:list-item>
            <text:list-item>
              <text:p text:style-name="P3">Python script wat een vergelijking kan maken tussen gecompileerde ipa files uit de verschillende build omgevingen</text:p>
            </text:list-item>
          </text:list>
          <text:p text:style-name="P2">Zie: <text:a xlink:type="simple" xlink:href="https://github.com/minvws/nl-covid19-notification-app-ios/graphs/contributors" office:name=""><text:span text:style-name="Definition">github.com/minvws/nl-covid19-notification-app-ios/graphs/contributors</text:span></text:a></text:p>
        </text:list-item>
        <text:list-item>
          <text:p text:style-name="P2">Covid-19 notificatie app website</text:p>
          <text:list text:style-name="L3">
            <text:list-item>
              <text:p text:style-name="P4">Taal switch voor meerdere talen</text:p>
            </text:list-item>
            <text:list-item>
              <text:p text:style-name="P4">overige contributies</text:p>
            </text:list-item>
          </text:list>
          <text:p text:style-name="P2">Zie: <text:a xlink:type="simple" xlink:href="https://github.com/minvws/nl-covid19-notification-app-website/graphs/contributors" office:name=""><text:span text:style-name="Definition">github.com/minvws/nl-covid19-notification-app-website/graphs/contributors</text:span></text:a></text:p>
        </text:list-item>
      </text:list>
      <text:p text:style-name="Definition_20_Term">Open Source</text:p>
      <text:p text:style-name="Definition_20_Definition">Ik heb geparticipeerd in het Fedora Linux project als een <text:span text:style-name="T3">package maintainer</text:span> (<text:a xlink:type="simple" xlink:href="https://fedoraproject.org/wiki/JoostSoeterbroek" office:name=""><text:span text:style-name="Definition">Fedora Wikipage</text:span></text:a>) voor een aantal RPM packages. Google search: ‘<text:span text:style-name="T3">Joost Soeterbroek Fedora</text:span>’</text:p>
      <text:p text:style-name="Definition_20_Definition">Zie ook mijn Github repository op <text:a xlink:type="simple" xlink:href="https://github.com/jsoeterbroek" office:name=""><text:span text:style-name="Definition">github.com/jsoeterbroek</text:span></text:a> voor code voorbeelden and project contributies.</text:p>
      <text:p text:style-name="Definition_20_Term">DevOps</text:p>
      <text:p text:style-name="Definition_20_Definition"><text:span text:style-name="T1">Configuration Management &amp; Orchestration Automation</text:span> Aanzienlijke ervaring met configuration management automation tooling, workflows en orchestration in productie omgevingen met:</text:p>
      <text:list text:style-name="L4">
        <text:list-item>
          <text:p text:style-name="P5">Ansible</text:p>
        </text:list-item>
        <text:list-item>
          <text:p text:style-name="P5">Puppet</text:p>
        </text:list-item>
        <text:list-item>
          <text:p text:style-name="P5">CfEngine</text:p>
        </text:list-item>
      </text:list>
      <text:p text:style-name="Definition_20_Definition"><text:span text:style-name="T1">CI/CD workflows:</text:span> Ervaring Continuous Integration workflows en geautomatiseerd testen met Github, GitLab, Jenkins in een DevOps rol.</text:p>
      <text:p text:style-name="Definition_20_Term_20_Tight">Programmeertalen</text:p>
      <text:p text:style-name="Definition_20_Definition_20_Tight"><text:span text:style-name="T1">Python:</text:span> Python is mijn ‘<text:span text:style-name="T3">go-to language</text:span>’ voor scripting en programmeren in automation, web development en het aan elkaar lijmen systemen en services. Ik gebruik bij voorkeur Python Django voor web development projecten en dashboards.</text:p>
      <text:p text:style-name="Definition_20_Definition_20_Tight"><text:span text:style-name="T1">Shell-scripting:</text:span> Aardig wat ervaring met het schijven van scripts met Bash. Ik voel me comfortabel op de UNIX/Linux command-line.</text:p>
      <text:p text:style-name="Definition_20_Definition_20_Tight"><text:span text:style-name="T1">Web:</text:span> PHP ervaring voor web development. I gebruik voornamelijk en bij voorkeur Python Django en Jekyll voor web development projecten.</text:p>
      <text:p text:style-name="Definition_20_Definition_20_Tight">Kennis van algemene software- en programmeer concepten en software ontwikkelmethodologien en tooling.</text:p>
      <text:p text:style-name="Definition_20_Term">Systeembeheer</text:p>
      <text:p text:style-name="Definition_20_Definition"><text:span text:style-name="T1">Red Hat:</text:span> Uitgebreide kennis van Red Hat Enterprise Linux operating system en varianten. Ik ben een Red Hat Certified Professional (RHCE) – Certificate number: <text:span text:style-name="T1">110-264-371</text:span>.</text:p>
      <text:p text:style-name="Definition_20_Definition"><text:a xlink:type="simple" xlink:href="https://www.redhat.com/rhtapps/certification/verify/?certId=110-264-371" office:name=""><text:span text:style-name="Definition">Verify: https://www.redhat.com/rhtapps/certification/verify/?certId=110-264-371</text:span></text:a></text:p>
      <text:p text:style-name="Definition_20_Definition"><text:span text:style-name="T1">Monitoring:</text:span> Uitgebreide kennis en ervaring met systems monitoring met Nagios.</text:p>
      <text:h text:style-name="Heading_20_2" text:outline-level="2"><text:bookmark-start text:name="niet-technische-ervaring"/>Niet-Technische ervaring<text:bookmark-end text:name="niet-technische-ervaring"/></text:h>
      <text:list text:style-name="L5">
        <text:list-item>
          <text:p text:style-name="P6">Talen:</text:p>
          <text:list text:style-name="L6">
            <text:list-item>
              <text:p text:style-name="P7">Vloeiend in Engels en Nederlands.</text:p>
            </text:list-item>
            <text:list-item>
              <text:p text:style-name="P7">Aanvaardbare kennis van Frans, Duits en geschreven Arabisch.</text:p>
            </text:list-item>
          </text:list>
        </text:list-item>
        <text:list-item>
          <text:p text:style-name="P6">Zorgsector:</text:p>
          <text:list text:style-name="L7">
            <text:list-item>
              <text:p text:style-name="P8">Persoonlijke zorg voor mensen met een verstandelijke handicap</text:p>
            </text:list-item>
            <text:list-item>
              <text:p text:style-name="P8">Medicatie verstrekken, Diabetes en insuline</text:p>
            </text:list-item>
          </text:list>
        </text:list-item>
      </text:list>
      <text:h text:style-name="Heading_20_2" text:outline-level="2"><text:bookmark-start text:name="opleiding"/>Opleiding<text:bookmark-end text:name="opleiding"/></text:h>
      <text:p text:style-name="Definition_20_Term">1991 - 1993</text:p>
      <text:p text:style-name="Definition_20_Definition"><text:span text:style-name="T1">Talen &amp; Culturen van het Midden-Oosten</text:span>; Universiteit van Groningen (RuG)</text:p>
      <text:p text:style-name="Definition_20_Definition">Universiteit van Groningen (RuG) ‘Talen en &amp; Culturen van het Midden-Oosten’ programma met een sterke nadruk op de Arabische taal (lezen en schrijven), cultuur, literatuur en geschiedenis.</text:p>
      <text:list text:style-name="L8">
        <text:list-item>
          <text:p text:style-name="P9">Verblijf van 6 maanden in Cairo, Egypte als onderdeel van een standaard programma van de Universiteit.</text:p>
        </text:list-item>
      </text:list>
      <text:p text:style-name="Definition_20_Term">1993 - 1994</text:p>
      <text:p text:style-name="Definition_20_Definition"><text:span text:style-name="T1">Talen &amp; Culturen van het Midden-Oosten</text:span>; Universiteit van Amsterdam (UvA)</text:p>
      <text:p text:style-name="Definition_20_Definition">Universiteit van Amsterdam (UvA) ‘Talen &amp; Culturen van het Midden-Oosten’ programma met een sterke nadruk op de Arabische taal (lezen en schrijven), cultuur, literatuur en geschiedenis.</text:p>
      <text:p text:style-name="Horizontal_20_Line"/>
      <text:p text:style-name="P10"><text:a xlink:type="simple" xlink:href="mailto:joost.soeterbroek@gmail.com" office:name=""><text:span text:style-name="Definition">joost.soeterbroek@gmail.com</text:span></text:a><text:line-break/>06-34833845<text:line-break/>linkedin.com/in/jsoeterbroek<text:line-break/>github.com/jsoeterbroek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7.3</meta:generator>
    <dc:title/>
    <dc:description/>
    <dc:subject/>
    <meta:keyword/>
    <meta:initial-creator/>
    <dc:creator/>
    <meta:creation-date>2020-09-22T10:04:21Z</meta:creation-date>
    <dc:date>2020-09-22T10:04:21Z</dc:date>
  </office:meta>
</office:document-meta>
</file>